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Liberation Mono" fo:font-size="10pt" fo:language="es" fo:country="AR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language="es" fo:country="AR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language="es" fo:country="AR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Liberation Mono" fo:language="es" fo:country="AR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Verdana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fo:color="#000000" style:text-line-through-style="none" style:text-line-through-type="none" style:font-name="Liberation Mono" fo:font-size="16pt" fo:language="es" fo:country="AR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Mono" fo:font-size="11pt" fo:language="es" fo:country="AR" fo:font-weight="normal" officeooo:rsid="00092d11" officeooo:paragraph-rsid="00092d1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92d11" officeooo:paragraph-rsid="00092d11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92d11" officeooo:paragraph-rsid="00092d11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3pt" fo:language="es" fo:country="AR" fo:font-style="normal" style:text-underline-style="none" fo:font-weight="bold" officeooo:rsid="000ccb19" officeooo:paragraph-rsid="000ccb19" style:font-name-asian="Verdana" style:font-size-asian="11.3500003814697pt" style:font-style-asian="normal" style:font-weight-asian="bold" style:font-name-complex="Verdana" style:font-size-complex="13pt" style:font-style-complex="normal" style:font-weight-complex="bold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cb19" officeooo:paragraph-rsid="000ccb19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ceb88" officeooo:paragraph-rsid="000ceb88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e8147" officeooo:paragraph-rsid="000e8147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0e8147" officeooo:paragraph-rsid="000e8147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bold" officeooo:rsid="00106fa1" officeooo:paragraph-rsid="00106fa1" style:font-name-asian="Verdana" style:font-size-asian="9.60000038146973pt" style:font-style-asian="normal" style:font-weight-asian="bold" style:font-name-complex="Verdana" style:font-size-complex="11pt" style:font-style-complex="normal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text-line-through-style="none" style:text-line-through-type="none" style:font-name="Liberation Mono" fo:font-size="11pt" fo:language="es" fo:country="AR" fo:font-style="normal" style:text-underline-style="none" fo:font-weight="normal" officeooo:rsid="000ceb88" officeooo:paragraph-rsid="000ceb88" style:font-name-asian="Verdana" style:font-size-asian="9.60000038146973pt" style:font-style-asian="normal" style:font-weight-asian="normal" style:font-name-complex="Verdana" style:font-size-complex="11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fo:font-size="13pt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2pt" fo:font-style="normal" style:text-underline-style="none" style:font-name-asian="Verdana" style:font-size-asian="10.5pt" style:font-style-asian="normal" style:font-name-complex="Verdana" style:font-size-complex="12pt" style:font-style-complex="normal"/>
    </style:style>
    <style:style style:name="T6" style:family="text">
      <style:text-properties fo:color="#000000" style:text-line-through-style="none" style:text-line-through-type="none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1pt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8" style:family="text">
      <style:text-properties fo:color="#000000" style:text-line-through-style="none" style:text-line-through-type="none" fo:font-size="11pt" fo:font-style="normal" style:text-underline-style="solid" style:text-underline-width="auto" style:text-underline-color="font-color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1pt" fo:font-style="italic" style:text-underline-style="none" fo:font-weight="normal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style:font-name-asian="Verdana" style:font-style-asian="normal" style:font-name-complex="Verdana" style:font-style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officeooo:rsid="000ccb1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8147" style:font-weight-asian="normal" style:font-weight-complex="normal"/>
    </style:style>
    <style:style style:name="T19" style:family="text">
      <style:text-properties fo:font-weight="normal" officeooo:rsid="00106fa1" style:font-weight-asian="normal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e81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06fa1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2"/>
      <text:p text:style-name="P12"/>
      <text:p text:style-name="P12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1">Taller de Diseño de Software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Compilador de </text:span><text:span text:style-name="T11">código</text:span><text:span text:style-name="T1"> C-TDS</text:span></text:p>
      <text:p text:style-name="P6"/>
      <text:p text:style-name="P3">Bongiovanni Ignacio</text:p>
      <text:p text:style-name="P3">Año 2016</text:p>
      <text:p text:style-name="P4"/>
      <text:p text:style-name="P4"/>
      <text:p text:style-name="P16">1. Descripción del lenguaje</text:p>
      <text:p text:style-name="P7"/>
      <text:p text:style-name="P5">El proyecto de la materia consiste en implementar un compilador para un lenguaje orientado a objetos simple, similar a C, llamado C-TDS.</text:p>
      <text:p text:style-name="P5"/>
      <text:p text:style-name="P14"><text:span text:style-name="T2">Para las consideraciones del </text:span><text:span text:style-name="T12">Léxico</text:span><text:span text:style-name="T2">, Gramática y Semántica se siguieron los </text:span><text:span text:style-name="T12">parámetros</text:span><text:span text:style-name="T2"> indicados en el documento de </text:span><text:span text:style-name="T12">especificación</text:span><text:span text:style-name="T2"> del lenguaje provisto por la materia.</text:span></text:p>
      <text:p text:style-name="P17">2. Etapas del Proyecto</text:p>
      <text:p text:style-name="P10"/>
      <text:p text:style-name="P8">2.1. Análisis Lexico-Sintactico.</text:p>
      <text:p text:style-name="P15"><text:span text:style-name="T3"><text:tab/></text:span><text:span text:style-name="T4">Decisiones de Diseño:</text:span></text:p>
      <text:p text:style-name="P15"><text:span text:style-name="T6">- Los </text:span><text:span text:style-name="T12">números</text:span><text:span text:style-name="T6"> reales no son discriminados por el Scanner, el mismo solo reconoce enteros, por lo que los reales son pasados al Parser como un entero (INT_LIT), seguido de un punto (DOT), y otro entero. Luego el Parser compone estos tres elementos en una regla que genera un no-terminal 'float_literal'.</text:span></text:p>
      <text:p text:style-name="P15"><text:span text:style-name="T6">- Las expresiones binarias (</text:span><text:span text:style-name="T12">aritméticas</text:span><text:span text:style-name="T6">, relacionales, </text:span><text:span text:style-name="T12">comparaciones</text:span><text:span text:style-name="T6"> y condicionales) fueron agrupadas bajo la misma regla (expression) para simplificar las cuestiones de precedencia de operadores.</text:span></text:p>
      <text:p text:style-name="P9"/>
      <text:p text:style-name="P15"><text:span text:style-name="T3">2.2. Análisis </text:span><text:span text:style-name="T15">Semántico</text:span><text:span text:style-name="T3">.</text:span></text:p>
      <text:p text:style-name="P15"><text:span text:style-name="T3"><text:tab/></text:span>Estructura<text:span text:style-name="T4"> del Árbol </text:span>Sintáctico<text:span text:style-name="T4"> Abstracto:</text:span></text:p>
      <text:p text:style-name="P15"><text:span text:style-name="T6">La estructura del AST para representar el cuerpo de un programa se realizó a partir del </text:span><text:span text:style-name="T12">código</text:span><text:span text:style-name="T6"> y esquema provisto por la materia, realizando, cuando se consideró conveniente, el rediseño de las clases y </text:span><text:span text:style-name="T12">jerarquías</text:span><text:span text:style-name="T6"> del mismo.</text:span></text:p>
      <text:p text:style-name="P15"><text:span text:style-name="T6">Junto a este documento se puede encontrar el diagrama de clases en formato UML que corresponde al paquete</text:span><text:span text:style-name="T9"> ir.ast</text:span><text:span text:style-name="T6"> (archivo 'ast-class-diagram.svg'). La clase raíz (AST) es de la cual extienden todos los </text:span><text:span text:style-name="T12">demás</text:span><text:span text:style-name="T6"> componentes, y el segundo nivel de la </text:span><text:span text:style-name="T12">jerarquía</text:span><text:span text:style-name="T6"> se compone de las siguientes clases:</text:span></text:p>
      <text:p text:style-name="P15"><text:span text:style-name="T6">Program, ClassDecl, Body, Declaration, Expression, Statement. Las primeras tres son clases concretas, mientras que las </text:span><text:span text:style-name="T12">últimas</text:span><text:span text:style-name="T6"> son clases abstractas a partir de las cuales se definen el resto de los elementos.</text:span></text:p>
      <text:p text:style-name="P9"/>
      <text:p text:style-name="P15"><text:span text:style-name="T6"><text:tab/></text:span><text:span text:style-name="T4">Decisiones de Diseño:</text:span></text:p>
      <text:p text:style-name="P15"><text:span text:style-name="T6">- Las</text:span><text:span text:style-name="T7"> declaraciones</text:span><text:span text:style-name="T6"> se agruparon bajo una superclase llamada 'Declaration'. Las declaraciones que tienen un identificador se agruparon a su vez bajo una superclase denominada 'NamedDecl' que es descendiente directa de 'Declaration'.</text:span></text:p>
      <text:p text:style-name="P15"><text:span text:style-name="T6">- Los</text:span><text:span text:style-name="T7"> tipos</text:span><text:span text:style-name="T6"> se manejan mediante Strings, para permitir el uso de tipos definidos por el usuario. Se delega en la clase Type la capacidad de, mediante </text:span><text:span text:style-name="T12">métodos</text:span><text:span text:style-name="T6"> </text:span><text:span text:style-name="T12">estáticos</text:span><text:span text:style-name="T6"> (es decir que no se necesita instanciar un objeto de la clase Type), decidir cuando un tipo es </text:span><text:span text:style-name="T12">básico</text:span><text:span text:style-name="T6">, </text:span><text:span text:style-name="T12">numérico</text:span><text:span text:style-name="T6">, booleano, dos tipos son compatibles entre sí, etc.</text:span></text:p>
      <text:p text:style-name="P15"><text:span text:style-name="T6">- La</text:span><text:span text:style-name="T7"> tabla de </text:span><text:span text:style-name="T13">símbolos</text:span><text:span text:style-name="T6">, utilizada por el Builder Visitor, se comporta como una pila, donde cada elemento representa un nivel de ambiente de ejecución, donde se definen clases, atributos y </text:span><text:span text:style-name="T12">métodos</text:span><text:span text:style-name="T6">, </text:span><text:span text:style-name="T12">parámetros</text:span><text:span text:style-name="T6">, o variables locales según sea el tipo del nivel corriente.</text:span></text:p>
      <text:p text:style-name="P15"><text:span text:style-name="T6">- Los </text:span><text:span text:style-name="T12">parámetros</text:span><text:span text:style-name="T6"> y las declaraciones internas a un </text:span><text:span text:style-name="T12">método</text:span><text:span text:style-name="T6"> se encuentran a diferentes niveles, por lo que la </text:span><text:span text:style-name="T12">declaración</text:span><text:span text:style-name="T6"> de una variable local del mismo nombre que un </text:span><text:span text:style-name="T12">parámetro</text:span><text:span text:style-name="T6">, hace inutilizable a este último.</text:span></text:p>
      <text:p text:style-name="P11"/>
      <text:p text:style-name="P15"><text:span text:style-name="T6"><text:tab/></text:span><text:span text:style-name="T4">En los visitantes:</text:span></text:p>
      <text:p text:style-name="P15"><text:span text:style-name="T12">Responsabilidades</text:span><text:span text:style-name="T6"> asignadas al</text:span><text:span text:style-name="T8"> Builder Visitor</text:span><text:span text:style-name="T6">: Las cuestiones </text:span><text:span text:style-name="T12">básicas</text:span><text:span text:style-name="T6"> de </text:span><text:span text:style-name="T12">búsqueda</text:span><text:span text:style-name="T6"> y </text:span><text:span text:style-name="T12">asignación</text:span><text:span text:style-name="T6"> de referencias entre locaciones y declaraciones de </text:span><text:span text:style-name="T12">métodos</text:span><text:span text:style-name="T6">, variables y arreglos. Además, por cuestiones de comodidad, se le asignaron las siguientes responsabilidades extras:</text:span></text:p>
      <text:p text:style-name="P15"><text:span text:style-name="T6">- Controlar que el </text:span><text:span text:style-name="T12">número</text:span><text:span text:style-name="T6"> de argumentos en la llamada a un </text:span><text:span text:style-name="T12">método</text:span><text:span text:style-name="T6"> sea el mismo que la cantidad de </text:span><text:span text:style-name="T12">parámetros</text:span><text:span text:style-name="T6"> formales en la </text:span><text:span text:style-name="T12">declaración</text:span><text:span text:style-name="T6">.</text:span></text:p>
      <text:p text:style-name="P15"><text:span text:style-name="T6">- Al finalizar el proceso de </text:span><text:span text:style-name="T12">búsqueda</text:span><text:span text:style-name="T6"> de referencias, se debe determinar si se definió una clase con nombre 'main'.</text:span></text:p>
      <text:p text:style-name="P15"><text:soft-page-break/><text:span text:style-name="T6">- Determinar que la clase main contenga un </text:span><text:span text:style-name="T12">método</text:span><text:span text:style-name="T6"> 'main' y que el mismo sea de tipo void y no tenga </text:span><text:span text:style-name="T12">parámetros</text:span><text:span text:style-name="T6">.</text:span></text:p>
      <text:p text:style-name="P15"><text:span text:style-name="T6">- Controlar que los </text:span><text:span text:style-name="T12">atributos</text:span><text:span text:style-name="T6"> de una clase sean de tipos </text:span><text:span text:style-name="T12">básicos</text:span><text:span text:style-name="T6">. Con el uso de la tabla de </text:span><text:span text:style-name="T12">símbolos</text:span><text:span text:style-name="T6">, se puede discriminar cuando el </text:span><text:span text:style-name="T12">análisis</text:span><text:span text:style-name="T6"> de un elemento del tipo FieldDecl pertenece a la etapa de </text:span><text:span text:style-name="T12">declaración</text:span><text:span text:style-name="T6"> de atributos o es la </text:span><text:span text:style-name="T12">declaración</text:span><text:span text:style-name="T6"> de un field de variables locales. Por lo que, de ser el primer caso, se debe restringir el tipo de las declaraciones. Es por esto que esta tarea que podría pensarse como </text:span><text:span text:style-name="T12">más</text:span><text:span text:style-name="T6"> apropiada para la etapa de chequeo de tipos se realiza en esta instancia.</text:span></text:p>
      <text:p text:style-name="P11"/>
      <text:p text:style-name="P15"><text:span text:style-name="T12">Responsabilidades</text:span><text:span text:style-name="T6"> del</text:span><text:span text:style-name="T8"> TypeCheckVisitor</text:span><text:span text:style-name="T6">:</text:span></text:p>
      <text:p text:style-name="P15"><text:span text:style-name="T6">Debe controlar el uso de tipos </text:span><text:span text:style-name="T12">básicos</text:span><text:span text:style-name="T6"> para los retornos de los </text:span><text:span text:style-name="T12">métodos</text:span><text:span text:style-name="T6"> y los </text:span><text:span text:style-name="T12">parámetros</text:span><text:span text:style-name="T6"> de los mismos.</text:span></text:p>
      <text:p text:style-name="P15"><text:span text:style-name="T6">Que las asignaciones se hagan sobre tipos </text:span><text:span text:style-name="T12">básicos</text:span><text:span text:style-name="T6"> (y en caso de que sean incrementos o </text:span><text:span text:style-name="T12">decrementos</text:span><text:span text:style-name="T6"> se realicen sobre tipos </text:span><text:span text:style-name="T12">numéricos</text:span><text:span text:style-name="T6">).</text:span></text:p>
      <text:p text:style-name="P15"><text:span text:style-name="T6">Que el tipo de la </text:span><text:span text:style-name="T12">expresión</text:span><text:span text:style-name="T6"> a asignar sea compatible con el tipo de la </text:span><text:span text:style-name="T12">locación</text:span><text:span text:style-name="T6">.</text:span></text:p>
      <text:p text:style-name="P15"><text:span text:style-name="T6">En las expresiones de retorno, se controla que respeten el contexto del </text:span><text:span text:style-name="T12">método</text:span><text:span text:style-name="T6"> al que pertenecen (e.g. un return void es </text:span><text:span text:style-name="T12">inválido</text:span><text:span text:style-name="T6"> en el contexto de un </text:span><text:span text:style-name="T12">método</text:span><text:span text:style-name="T6"> de un tipo concreto, una </text:span><text:span text:style-name="T12">expresión</text:span><text:span text:style-name="T6"> de tipo bool no puede </text:span><text:span text:style-name="T12">ser retornada</text:span><text:span text:style-name="T6"> si el contexto no es de tipo bool).</text:span></text:p>
      <text:p text:style-name="P9">Las condiciones de los if y los while deben ser de tipo bool.</text:p>
      <text:p text:style-name="P9">Las sentencias break y continue no pueden estar fuera de un ciclo.</text:p>
      <text:p text:style-name="P15"><text:span text:style-name="T6">Las expresiones de un for, tanto </text:span><text:span text:style-name="T12">inicialización</text:span><text:span text:style-name="T6"> como </text:span><text:span text:style-name="T12">límite</text:span><text:span text:style-name="T6"> deben ser de tipo integer.</text:span></text:p>
      <text:p text:style-name="P15"><text:span text:style-name="T6">En las expresiones binarias y unarias: si es una </text:span><text:span text:style-name="T12">expresión</text:span><text:span text:style-name="T6"> </text:span><text:span text:style-name="T12">aritmética</text:span><text:span text:style-name="T6"> o relacional, sus operandos deben ser </text:span><text:span text:style-name="T12">numéricos</text:span><text:span text:style-name="T6">; si es una </text:span><text:span text:style-name="T12">expresión</text:span><text:span text:style-name="T6"> </text:span><text:span text:style-name="T12">lógica</text:span><text:span text:style-name="T6"> (AND, OR, NOT), sus operandos deben ser de tipo bool.</text:span></text:p>
      <text:p text:style-name="P15"><text:span text:style-name="T6">El tipo de cada argumento en la llamada a un </text:span><text:span text:style-name="T12">método</text:span><text:span text:style-name="T6"> debe ser compatible con el del </text:span><text:span text:style-name="T12">parámetro</text:span><text:span text:style-name="T6"> definido en la </text:span><text:span text:style-name="T12">posición</text:span><text:span text:style-name="T6"> correspondiente.</text:span></text:p>
      <text:p text:style-name="P15"><text:span text:style-name="T6">Los </text:span><text:span text:style-name="T12">métodos</text:span><text:span text:style-name="T6"> de tipo void no pueden ser utilizados como </text:span><text:span text:style-name="T12">expresión</text:span><text:span text:style-name="T6">.</text:span></text:p>
      <text:p text:style-name="P9"/>
      <text:p text:style-name="P15"><text:span text:style-name="T6"><text:tab/></text:span><text:span text:style-name="T4">Limitaciones encontradas:</text:span></text:p>
      <text:p text:style-name="P15"><text:span text:style-name="T6">No se logró determinar que un </text:span><text:span text:style-name="T12">método</text:span><text:span text:style-name="T6"> de un tipo concreto termine siempre con una </text:span><text:span text:style-name="T12">sentencia</text:span><text:span text:style-name="T6"> de return, es decir, no llegue al final de la declaración.</text:span></text:p>
      <text:p text:style-name="P19"/>
      <text:p text:style-name="P21">2.3. <text:span text:style-name="T16">Generación</text:span> de <text:span text:style-name="T16">código</text:span> intermedio.</text:p>
      <text:p text:style-name="P18"><text:span text:style-name="T10"><text:tab/></text:span><text:span text:style-name="T5">Decisiones de diseño:</text:span></text:p>
      <text:p text:style-name="P20">EL <text:span text:style-name="T16">código</text:span> intermedio a utilizar es el llamado codigo de tres direcciones o TAC, en el cual cada instrucción se compone de a lo sumo tres elementos (4 si incluimos el identificador de la instrucción), de los cuales dos juegan el rol de operandos y el tercero de resultado.</text:p>
      <text:p text:style-name="P20">En la clase (enum) Inst se enumeran todas las posibles instrucciones a generar.</text:p>
      <text:p text:style-name="P20">La clase TAC modela una instrucción de <text:span text:style-name="T16">código</text:span> de tres direcciones.</text:p>
      <text:p text:style-name="P20">En el paquete semcheck se incluyo un visitante TACVisitor que se encarga de recorrer el AST y generar una lista de instrucciones del <text:span text:style-name="T16">código</text:span> intermedio.</text:p>
      <text:p text:style-name="P20"/>
      <text:p text:style-name="P22">2.4. Generación de código objeto.</text:p>
      <text:p text:style-name="P22"><text:tab/><text:span text:style-name="T17">Descripción</text:span><text:span text:style-name="T20"> del proceso:</text:span></text:p>
      <text:p text:style-name="P24">La generación de código ensamblador se lleva a cabo una vez que se generó la lista de código de tres direcciones.</text:p>
      <text:p text:style-name="P22"><text:span text:style-name="T14">La clase AsmGen recibe dicha lista y traduce cada instrucción a código assembler x86_64 que es escrito sobre un archivo de texto plano con extensión .s, dicho archivo debe ser luego traducido a objeto y linkeado </text:span><text:soft-page-break/><text:span text:style-name="T14">al resto de las librerías de las que dependa, de esta última tarea se encarga enteramente el compilador de GNU (gcc).</text:span></text:p>
      <text:p text:style-name="P24"/>
      <text:p text:style-name="P22"><text:span text:style-name="T14"><text:tab/></text:span><text:span text:style-name="T21">Cuestiones encontradas </text:span><text:span text:style-name="T22">y como se resolvieron</text:span><text:span text:style-name="T21">:</text:span></text:p>
      <text:list xml:id="list4867574007917768119" text:style-name="L1">
        <text:list-item>
          <text:p text:style-name="P29">Chequeo de los indices al acceso sobre arreglos: se necesitó incrustar código assembler en cada acceso a arreglo donde se compara el resultado de la expresión con los limites del arreglo declarado.</text:p>
        </text:list-item>
        <text:list-item>
          <text:p text:style-name="P29">Declaración de objetos: los objetos son tratados como arreglos donde cada elemento es un atributo del mismo.</text:p>
        </text:list-item>
        <text:list-item>
          <text:p text:style-name="P29">Acceso a los atributos de un objeto: para acceder a un atributo de un objeto se necesita cargar la dirección efectiva del objeto declarado y mediante direccionamiento indirecto con el indice del atributo se accede al mismo.</text:p>
        </text:list-item>
        <text:list-item>
          <text:p text:style-name="P25"><text:span text:style-name="T17">Atributos de la clase main: los atributos de la misma se tratan como </text:span><text:span text:style-name="T18">estáticos</text:span><text:span text:style-name="T17"> y son declarados en el segmento .data del código assembler, la forma de acceder a los mismo</text:span><text:span text:style-name="T18">s</text:span><text:span text:style-name="T17"> difiere a la de los atributos </text:span><text:span text:style-name="T18">de las demás clases.</text:span></text:p>
        </text:list-item>
        <text:list-item>
          <text:p text:style-name="P26"><text:span text:style-name="T17">Desambiaguacion de métodos con el mismo nombre: En el chequeo de tipos (Type Check Visitor) antes de terminar el chequeo de una clase, se renombra cada uno de sus métodos (menos los externos y el método main) añadiendo el nombre de la clase seguida de un guion bajo al comienzo. </text:span></text:p>
        </text:list-item>
      </text:list>
      <text:p text:style-name="P27"><text:span text:style-name="T17"/></text:p>
      <text:p text:style-name="P27"><text:span text:style-name="T17"/></text:p>
      <text:p text:style-name="P27"><text:span text:style-name="T17"><text:tab/></text:span><text:span text:style-name="T23">Limitaciones aún no resultas:</text:span></text:p>
      <text:p text:style-name="P28"><text:span text:style-name="T17">En los métodos con mas de 6 parámetros, del séptimo en adelante son igno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/>
    <meta:initial-creator/>
    <dc:creator>Nacho </dc:creator>
    <meta:editing-cycles>8</meta:editing-cycles>
    <dc:date>2016-11-02T10:22:47.632508700</dc:date>
    <meta:editing-duration>PT24M</meta:editing-duration>
    <meta:document-statistic meta:table-count="0" meta:image-count="0" meta:object-count="0" meta:page-count="5" meta:paragraph-count="63" meta:word-count="1295" meta:character-count="7831" meta:non-whitespace-character-count="6594"/>
  </office:meta>
</office:document-meta>
</file>